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2">1. JH1 =004807</text:p>
      <text:p text:style-name="P2">nak nak nak</text:p>
      <text:p text:style-name="P2">nakka nakka nak</text:p>
      <text:p text:style-name="P2">MY GLASSES ARE TALKING TO ME MY GLASSES ARE TALKING TO ME</text:p>
      <text:p text:style-name="P2">naknaknaknaknaknaknaknaknaknaknaknak</text:p>
      <text:p text:style-name="P2">_</text:p>
      <text:p text:style-name="P2">2. RL1: =004936</text:p>
      <text:p text:style-name="P2">nak nak nak</text:p>
      <text:p text:style-name="P2">THE GLASSES ARE TALKING AGAIN</text:p>
      <text:p text:style-name="P2">naknaknaknaknaknaknaknaknaknaknaknaknaknak</text:p>
      <text:p text:style-name="P2">:V</text:p>
      <text:p text:style-name="P2"><text:soft-page-break/>:(</text:p>
      <text:p text:style-name="P2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7" meta:word-count="60" meta:character-count="291"/>
    <meta:generator>OpenOffice/4.1.2$Win32 OpenOffice.org_project/412m3$Build-9782</meta:generator>
  </office:meta>
</office:document-meta>
</file>